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78e51" officeooo:paragraph-rsid="00078e51"/>
    </style:style>
    <style:style style:name="P2" style:family="paragraph" style:parent-style-name="Standard">
      <style:paragraph-properties fo:text-align="justify" style:justify-single-word="false"/>
      <style:text-properties officeooo:rsid="00078e51" officeooo:paragraph-rsid="00078e51"/>
    </style:style>
    <style:style style:name="P3" style:family="paragraph" style:parent-style-name="Standard" style:list-style-name="L1">
      <style:paragraph-properties fo:text-align="justify" style:justify-single-word="false"/>
      <style:text-properties officeooo:rsid="00078e51" officeooo:paragraph-rsid="00078e51"/>
    </style:style>
    <style:style style:name="P4" style:family="paragraph" style:parent-style-name="Standard" style:list-style-name="L1">
      <style:paragraph-properties fo:text-align="justify" style:justify-single-word="false"/>
      <style:text-properties officeooo:rsid="0007a0fb" officeooo:paragraph-rsid="0007a0fb"/>
    </style:style>
    <style:style style:name="P5" style:family="paragraph" style:parent-style-name="Standard" style:list-style-name="L1">
      <style:paragraph-properties fo:text-align="justify" style:justify-single-word="false"/>
      <style:text-properties officeooo:rsid="00082dc0" officeooo:paragraph-rsid="00082dc0"/>
    </style:style>
    <style:style style:name="T1" style:family="text">
      <style:text-properties officeooo:rsid="0007a0fb"/>
    </style:style>
    <style:style style:name="T2" style:family="text">
      <style:text-properties officeooo:rsid="00082dc0"/>
    </style:style>
    <style:style style:name="T3" style:family="text">
      <style:text-properties fo:font-weight="bold" style:font-weight-asian="bold" style:font-weight-complex="bold"/>
    </style:style>
    <style:style style:name="T4" style:family="text">
      <style:text-properties officeooo:rsid="0009717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ual de Usuario: MiniJuegos</text:p>
      <text:p text:style-name="P1"/>
      <text:p text:style-name="P2">El siguiente programa consiste en 4 tipos de videojuegos diferentes que tendrá sus respectivas reglas y su grado de dificultad en cada juego. Los siguientes juegos son:</text:p>
      <text:p text:style-name="P2"/>
      <text:list xml:id="list1281138479" text:style-name="L1">
        <text:list-item>
          <text:p text:style-name="P3"><text:span text:style-name="T3">Ahorcado:</text:span> Consiste de dos jugadores, uno de ellos tendrá que ingresar una palabra para que el otro jugador tendrá que adivinar, por cada letra o palabra que se confunda va apareciendo parte por parte de un hombre ahorcado y termina el juego cuando aparezca todo las partes del hombre ahorcado o que adivinen la palabra.</text:p>
          <text:p text:style-name="P3"/>
        </text:list-item>
        <text:list-item>
          <text:p text:style-name="P3"><text:span text:style-name="T3">Basketball:</text:span> Consiste de un simulador de basketball de dos jugadores, de uno contra uno por turnos durante 5 rondas <text:span text:style-name="T1">uno de los dos jugadores va a estar en la posición de defensa y el otro jugador va a estar en la posición de ofensica (ataque), <text:s/>y rotando las posiciones entre uno a otro, por cada tipo de jugada tendrá un porcentaje de anotar, bloquear o de sacar una falta, el ganador se decido quien a anotado mas canastas durante las 5 rondas.</text:span></text:p>
          <text:p text:style-name="P3"/>
        </text:list-item>
        <text:list-item>
          <text:p text:style-name="P4"><text:span text:style-name="T3">Juego de Cartas:</text:span> Consiste de un solo jugador que tendrá que ingresar una cantidad de dinero inicial para poder apostar en las cartas, <text:span text:style-name="T2">ya una vez ingresada la cantidad de dinero te presentara dos cartas que tendrán un cierto valor numérico cada carta, una vez presentado las dos cartas se tendrá que apostar una cantidad de dinero para ver si la tercera carta este entre el rango de las dos primeras cartas, si esta en el rango no perdés dinero y ganas la cantidad de dinero que apostaste, si no esta en el rango perdés el dinero que apostaste, el juego termina cuando te quedes sin dinero para ya no poder apostar mas o te retires del juego.</text:span></text:p>
          <text:p text:style-name="P4"/>
        </text:list-item>
        <text:list-item>
          <text:p text:style-name="P5"><text:span text:style-name="T3">Hanoi:</text:span> Consiste de un solo jugador que tendrá que mover discos de madera de <text:span text:style-name="T4">diferentes tamaños en</text:span> una plataforma <text:s/><text:span text:style-name="T4">de 3 torres verticales</text:span> <text:span text:style-name="T4">que consta de varios niveles de 2 discos hasta de 10 discos de madera que inicia en la torre 1, solo se podrá mover un disco a la vez y no puede haber un disco grande sobre un disco pequeño y el juego termina cuando podas poder todos los disco sobre la 3 torre vertical del mayor al meno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9T05:12:20.598120945</meta:creation-date>
    <dc:date>2019-02-19T12:44:47.694080125</dc:date>
    <meta:editing-duration>PT4M12S</meta:editing-duration>
    <meta:editing-cycles>3</meta:editing-cycles>
    <meta:generator>LibreOffice/6.0.7.3$Linux_X86_64 LibreOffice_project/00m0$Build-3</meta:generator>
    <meta:document-statistic meta:table-count="0" meta:image-count="0" meta:object-count="0" meta:page-count="1" meta:paragraph-count="9" meta:word-count="375" meta:character-count="2035" meta:non-whitespace-character-count="1671"/>
  </office:meta>
</office:document-meta>
</file>